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10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  <draw:custom-shape draw:style-name="gr8" draw:text-style-name="P7" xml:id="id3" draw:id="id3" draw:layer="layout" svg:width="2.198cm" svg:height="2.108cm" svg:x="30.164cm" svg:y="18.767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4cm" svg:y2="19.821cm" draw:start-shape="id1" draw:start-glue-point="10" draw:end-shape="id3" draw:end-glue-point="6" svg:d="M20360 17019l9804 2802" svg:viewBox="0 0 9805 2803">
          <text:p/>
        </draw:connector>
        <draw:custom-shape draw:style-name="gr8" draw:text-style-name="P7" xml:id="id4" draw:id="id4" draw:layer="layout" svg:width="2.198cm" svg:height="2.108cm" svg:x="30.165cm" svg:y="21.568cm">
          <text:p text:style-name="P7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5cm" svg:y2="22.622cm" draw:start-shape="id1" draw:start-glue-point="10" draw:end-shape="id4" draw:end-glue-point="6" svg:d="M20360 17019l9805 5603" svg:viewBox="0 0 9806 5604">
          <text:p/>
        </draw:connector>
        <draw:custom-shape draw:style-name="gr8" draw:text-style-name="P7" xml:id="id5" draw:id="id5" draw:layer="layout" svg:width="2.198cm" svg:height="2.108cm" svg:x="30.166cm" svg:y="24.369cm">
          <text:p text:style-name="P7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6cm" svg:y2="25.423cm" draw:start-shape="id1" draw:start-glue-point="10" draw:end-shape="id5" draw:end-glue-point="6" svg:d="M20360 17019l9806 8404" svg:viewBox="0 0 9807 8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4:53.230419734</dc:date>
    <dc:creator>elucterio </dc:creator>
    <meta:editing-duration>PT2H17M6S</meta:editing-duration>
    <meta:editing-cycles>24</meta:editing-cycles>
    <meta:generator>LibreOffice/4.2.8.2$Linux_X86_64 LibreOffice_project/420m0$Build-2</meta:generator>
    <meta:document-statistic meta:object-count="149"/>
  </office:meta>
</office:document-meta>
</file>